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0C8F4CBED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113cm" svg:height="9.99cm" svg:x="1cm" svg:y="1.043cm">
          <draw:image xlink:href="Pictures/1000020100000190000000C8F4CBED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Yan</meta:initial-creator>
    <meta:creation-date>2015-02-19T17:39:15.052066607</meta:creation-date>
    <dc:date>2015-02-19T17:49:09.313950789</dc:date>
    <dc:creator>Brian Yan</dc:creator>
    <meta:editing-duration>PT5M41S</meta:editing-duration>
    <meta:editing-cycles>3</meta:editing-cycles>
    <meta:generator>LibreOffice/4.2.8.2$Linux_X86_64 LibreOffice_project/420$Build-2</meta:generator>
    <meta:document-statistic meta:object-count="1"/>
  </office:meta>
</office:document-meta>
</file>